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181cd" officeooo:paragraph-rsid="004181cd"/>
    </style:style>
    <style:style style:name="P2" style:family="paragraph" style:parent-style-name="Text_20_body">
      <style:paragraph-properties fo:margin-top="0.101cm" fo:margin-bottom="0.101cm" loext:contextual-spacing="false"/>
      <style:text-properties officeooo:rsid="0041b1f7" officeooo:paragraph-rsid="0041b1f7"/>
    </style:style>
    <style:style style:name="P3" style:family="paragraph" style:parent-style-name="Text_20_body">
      <style:paragraph-properties fo:margin-top="0.101cm" fo:margin-bottom="0.101cm" loext:contextual-spacing="false"/>
      <style:text-properties officeooo:rsid="0041b1f7" officeooo:paragraph-rsid="0041d947"/>
    </style:style>
    <style:style style:name="P4" style:family="paragraph" style:parent-style-name="Text_20_body">
      <style:paragraph-properties fo:margin-top="0.101cm" fo:margin-bottom="0.101cm" loext:contextual-spacing="false"/>
      <style:text-properties officeooo:rsid="0041d947" officeooo:paragraph-rsid="0041d947"/>
    </style:style>
    <style:style style:name="P5" style:family="paragraph" style:parent-style-name="Heading_20_1" style:master-page-name="Right_20_Page">
      <style:paragraph-properties fo:margin-top="0.3cm" fo:margin-bottom="0.199cm" loext:contextual-spacing="false" style:page-number="auto"/>
      <style:text-properties officeooo:rsid="0041b1f7" officeooo:paragraph-rsid="0041b1f7"/>
    </style:style>
    <style:style style:name="P6" style:family="paragraph" style:parent-style-name="Heading_20_3">
      <style:paragraph-properties fo:margin-top="0.199cm" fo:margin-bottom="0.199cm" loext:contextual-spacing="false"/>
    </style:style>
    <style:style style:name="P7" style:family="paragraph" style:parent-style-name="Heading_20_3">
      <style:paragraph-properties fo:margin-top="0.101cm" fo:margin-bottom="0.101cm" loext:contextual-spacing="false"/>
      <style:text-properties officeooo:rsid="0041d947" officeooo:paragraph-rsid="0041d947"/>
    </style:style>
    <style:style style:name="T1" style:family="text">
      <style:text-properties officeooo:rsid="00347d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I Want To Hold Your Hand</text:h>
      <text:p text:style-name="Heading_20_2">(<text:span text:style-name="T1">The Beatles</text:span>)</text:p>
      <text:p text:style-name="P7">[INTRO]</text:p>
      <text:p text:style-name="P4">C C D <text:s text:c="2"/>C C D <text:s text:c="2"/>C C D <text:s text:c="2"/>D</text:p>
      <text:p text:style-name="Heading_20_3">[VERSE 1]</text:p>
      <text:p text:style-name="P4"><text:s text:c="9"/>G <text:s text:c="12"/>D</text:p>
      <text:p text:style-name="P4">Oh yeah, I'll tell you something</text:p>
      <text:p text:style-name="P4">Em <text:s text:c="18"/>B7</text:p>
      <text:p text:style-name="P4"><text:s/>I think you'll understand</text:p>
      <text:p text:style-name="P4"><text:s text:c="5"/>G <text:s text:c="9"/>D <text:s text:c="8"/>Em <text:s text:c="16"/>B7</text:p>
      <text:p text:style-name="P4">When I say that something <text:s/>I wanna hold your hand</text:p>
      <text:p text:style-name="Heading_20_3">[CHORUS]</text:p>
      <text:p text:style-name="P4">C <text:s text:c="7"/>D <text:s text:c="8"/>G <text:s text:c="4"/>Em C <text:s text:c="7"/>D <text:s text:c="8"/>G</text:p>
      <text:p text:style-name="P4"><text:s/>I wanna hold your hand <text:s text:c="5"/>I wanna hold your hand</text:p>
      <text:p text:style-name="Heading_20_3">[VERSE 2]</text:p>
      <text:p text:style-name="P4"><text:s text:c="3"/>G <text:s text:c="13"/>D <text:s/>Em <text:s text:c="20"/>B7</text:p>
      <text:p text:style-name="P4">Oh please, say to me <text:s/>You'll let me be your man</text:p>
      <text:p text:style-name="P4"><text:s text:c="4"/>G <text:s text:c="13"/>D <text:s/>Em <text:s text:c="22"/>B7</text:p>
      <text:p text:style-name="P4">And please, say to me <text:s/>You'll let me hold your hand</text:p>
      <text:p text:style-name="Heading_20_3">[CHORUS]</text:p>
      <text:p text:style-name="P4">C <text:s text:c="10"/>D <text:s text:c="8"/>G <text:s/>Em C <text:s text:c="7"/>D <text:s text:c="8"/>G</text:p>
      <text:p text:style-name="P4"><text:s/>Now let me hold your hand <text:s text:c="2"/>I wanna hold your hand</text:p>
      <text:p text:style-name="P4"/>
      <text:p text:style-name="P4"/>
      <text:p text:style-name="P4"/>
      <text:p text:style-name="P4"/>
      <text:p text:style-name="Heading_20_3"><text:soft-page-break/>[BRIDGE]</text:p>
      <text:p text:style-name="P4">Dm7 <text:s text:c="8"/>G <text:s text:c="15"/>C <text:s text:c="6"/>Am</text:p>
      <text:p text:style-name="P4"><text:s/>And when I touch you I feel happy inside</text:p>
      <text:p text:style-name="P4">Dm7 <text:s text:c="9"/>G <text:s text:c="14"/>C</text:p>
      <text:p text:style-name="P4"><text:s/>It's such a feeling that my love</text:p>
      <text:p text:style-name="P4">C C <text:s text:c="4"/>D <text:s text:c="5"/>C C <text:s text:c="4"/>D <text:s text:c="5"/>C C <text:s text:c="4"/>D</text:p>
      <text:p text:style-name="P4">I can't hide - I can't hide - I can't hide</text:p>
      <text:p text:style-name="Heading_20_3">[VERSE 3]</text:p>
      <text:p text:style-name="P4"><text:s text:c="6"/>G <text:s text:c="12"/>D <text:s text:c="7"/></text:p>
      <text:p text:style-name="P4">Yeah, you, got that something</text:p>
      <text:p text:style-name="P4">Em <text:s text:c="19"/>B7</text:p>
      <text:p text:style-name="P4"><text:s/>I think you'll understand</text:p>
      <text:p text:style-name="P4"><text:s text:c="5"/>G <text:s text:c="9"/>D <text:s text:c="8"/>Em <text:s text:c="16"/>B7</text:p>
      <text:p text:style-name="P4">When I say that something <text:s/>I wanna hold your hand</text:p>
      <text:p text:style-name="Heading_20_3">[CHORUS]</text:p>
      <text:p text:style-name="P4">C <text:s text:c="7"/>D <text:s text:c="8"/>G <text:s text:c="4"/>Em C <text:s text:c="7"/>D <text:s text:c="8"/>G</text:p>
      <text:p text:style-name="P4"><text:s/>I wanna hold your hand <text:s text:c="5"/>I wanna hold your hand</text:p>
      <text:p text:style-name="Heading_20_3">[BRIDGE]</text:p>
      <text:p text:style-name="P4">Dm7 <text:s text:c="8"/>G <text:s text:c="15"/>C <text:s text:c="6"/>Am</text:p>
      <text:p text:style-name="P4"><text:s/>And when I touch you I feel happy inside</text:p>
      <text:p text:style-name="P4">Dm7 <text:s text:c="9"/>G <text:s text:c="14"/>C</text:p>
      <text:p text:style-name="P4"><text:s/>It's such a feeling that my love</text:p>
      <text:p text:style-name="P4">C C <text:s text:c="4"/>D <text:s text:c="5"/>C C <text:s text:c="4"/>D <text:s text:c="5"/>C C <text:s text:c="4"/>D</text:p>
      <text:p text:style-name="P4">I can't hide - I can't hide - I can't hide</text:p>
      <text:p text:style-name="P4"/>
      <text:p text:style-name="P4"/>
      <text:p text:style-name="P4"/>
      <text:p text:style-name="Heading_20_3"><text:soft-page-break/>[VERSE 4]</text:p>
      <text:p text:style-name="P4"><text:s text:c="6"/>G <text:s text:c="11"/>D</text:p>
      <text:p text:style-name="P4">Yeah, you got that something,</text:p>
      <text:p text:style-name="P4">Em <text:s text:c="18"/>B7</text:p>
      <text:p text:style-name="P4"><text:s/>I think you'll understand</text:p>
      <text:p text:style-name="P4"><text:s text:c="5"/>G <text:s text:c="10"/>D <text:s text:c="8"/>Em <text:s text:c="16"/>B7</text:p>
      <text:p text:style-name="P4">When I feel that something <text:s/>I wanna hold your hand</text:p>
      <text:p text:style-name="Heading_20_3">[CHORUS]</text:p>
      <text:p text:style-name="P4">C <text:s text:c="7"/>D <text:s text:c="8"/>G <text:s text:c="2"/>Em</text:p>
      <text:p text:style-name="P4"><text:s/>I wanna hold your hand</text:p>
      <text:p text:style-name="P4">C <text:s text:c="7"/>D <text:s text:c="8"/>B7</text:p>
      <text:p text:style-name="P4"><text:s/>I wanna hold your hand</text:p>
      <text:p text:style-name="P4">C <text:s text:c="7"/>D <text:s text:c="8"/>C <text:s text:c="2"/>G</text:p>
      <text:p text:style-name="P4"><text:s/>I wanna hold your ha--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7S</meta:editing-duration>
    <meta:editing-cycles>50</meta:editing-cycles>
    <meta:generator>LibreOffice/5.3.6.1$MacOSX_X86_64 LibreOffice_project/686f202eff87ef707079aeb7f485847613344eb7</meta:generator>
    <dc:title>Lyrics + Chords</dc:title>
    <dc:date>2017-10-27T14:09:08.176907000</dc:date>
    <meta:print-date>2017-04-03T12:23:29.985893000</meta:print-date>
    <meta:document-statistic meta:table-count="0" meta:image-count="0" meta:object-count="0" meta:page-count="3" meta:paragraph-count="60" meta:word-count="310" meta:character-count="1834" meta:non-whitespace-character-count="93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